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35.49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36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-Control-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owNum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Game Id</text:p>
          </table:table-cell>
          <table:table-cell office:value-type="string" calcext:value-type="string">
            <text:p>Balance Value</text:p>
          </table:table-cell>
          <table:table-cell office:value-type="string" calcext:value-type="string">
            <text:p>Team 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  <table:table-cell table:number-columns-repeated="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4642857" calcext:value-type="float">
            <text:p>0.04642857</text:p>
          </table:table-cell>
          <table:table-cell office:value-type="float" office:value="0.8571429" calcext:value-type="float">
            <text:p>0.8571429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.75" calcext:value-type="float">
            <text:p>0.75</text:p>
          </table:table-cell>
          <table:table-cell table:number-columns-repeated="2"/>
          <table:table-cell office:value-type="string" calcext:value-type="string">
            <text:p>Balance Value</text:p>
          </table:table-cell>
          <table:table-cell office:value-type="string" calcext:value-type="string">
            <text:p>Team 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547619" calcext:value-type="float">
            <text:p>0.06547619</text:p>
          </table:table-cell>
          <table:table-cell office:value-type="float" office:value="0.4166667" calcext:value-type="float">
            <text:p>0.4166667</text:p>
          </table:table-cell>
          <table:table-cell office:value-type="float" office:value="0.2631579" calcext:value-type="float">
            <text:p>0.2631579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Mean</text:p>
          </table:table-cell>
          <table:table-cell table:formula="of:=AVERAGE([.D2:.D13])" office:value-type="float" office:value="0.186011903333333" calcext:value-type="float">
            <text:p>0.186011903333333</text:p>
          </table:table-cell>
          <table:table-cell table:formula="of:=AVERAGE([.E2:.E13])" office:value-type="float" office:value="0.802166483333333" calcext:value-type="float">
            <text:p>0.802166483333333</text:p>
          </table:table-cell>
          <table:table-cell table:formula="of:=AVERAGE([.F2:.F13])" office:value-type="float" office:value="1.14256653333333" calcext:value-type="float">
            <text:p>1.14256653333333</text:p>
          </table:table-cell>
          <table:table-cell table:formula="of:=AVERAGE([.G2:.G13])" office:value-type="float" office:value="1.15771265833333" calcext:value-type="float">
            <text:p>1.157712658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440476" calcext:value-type="float">
            <text:p>0.1440476</text:p>
          </table:table-cell>
          <table:table-cell office:value-type="float" office:value="0.8253968" calcext:value-type="float">
            <text:p>0.8253968</text:p>
          </table:table-cell>
          <table:table-cell office:value-type="float" office:value="0.7027027" calcext:value-type="float">
            <text:p>0.7027027</text:p>
          </table:table-cell>
          <table:table-cell office:value-type="float" office:value="1.423077" calcext:value-type="float">
            <text:p>1.423077</text:p>
          </table:table-cell>
          <table:table-cell/>
          <table:table-cell office:value-type="string" calcext:value-type="string">
            <text:p>Median</text:p>
          </table:table-cell>
          <table:table-cell table:formula="of:=MEDIAN([.D2:.D13])" office:value-type="float" office:value="0.1380952" calcext:value-type="float">
            <text:p>0.1380952</text:p>
          </table:table-cell>
          <table:table-cell table:formula="of:=MEDIAN([.E2:.E13])" office:value-type="float" office:value="0.8356868" calcext:value-type="float">
            <text:p>0.8356868</text:p>
          </table:table-cell>
          <table:table-cell table:formula="of:=MEDIAN([.F2:.F13])" office:value-type="float" office:value="1.234277" calcext:value-type="float">
            <text:p>1.234277</text:p>
          </table:table-cell>
          <table:table-cell table:formula="of:=MEDIAN([.G2:.G13])" office:value-type="float" office:value="0.8126294" calcext:value-type="float">
            <text:p>0.81262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2706349" calcext:value-type="float">
            <text:p>0.2706349</text:p>
          </table:table-cell>
          <table:table-cell office:value-type="float" office:value="0.8421053" calcext:value-type="float">
            <text:p>0.8421053</text:p>
          </table:table-cell>
          <table:table-cell office:value-type="float" office:value="0.7272727" calcext:value-type="float">
            <text:p>0.7272727</text:p>
          </table:table-cell>
          <table:table-cell office:value-type="float" office:value="1.375" calcext:value-type="float">
            <text:p>1.375</text:p>
          </table:table-cell>
          <table:table-cell/>
          <table:table-cell office:value-type="string" calcext:value-type="string">
            <text:p>Maximum</text:p>
          </table:table-cell>
          <table:table-cell table:formula="of:=MAX([.D2:.D13])" office:value-type="float" office:value="0.6638889" calcext:value-type="float">
            <text:p>0.6638889</text:p>
          </table:table-cell>
          <table:table-cell table:formula="of:=MAX([.E2:.E13])" office:value-type="float" office:value="0.9803922" calcext:value-type="float">
            <text:p>0.9803922</text:p>
          </table:table-cell>
          <table:table-cell table:formula="of:=MAX([.F2:.F13])" office:value-type="float" office:value="2.083333" calcext:value-type="float">
            <text:p>2.083333</text:p>
          </table:table-cell>
          <table:table-cell table:formula="of:=MAX([.G2:.G13]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3095238" calcext:value-type="float">
            <text:p>0.03095238</text:p>
          </table:table-cell>
          <table:table-cell office:value-type="float" office:value="0.8292683" calcext:value-type="float">
            <text:p>0.8292683</text:p>
          </table:table-cell>
          <table:table-cell office:value-type="float" office:value="1.411765" calcext:value-type="float">
            <text:p>1.411765</text:p>
          </table:table-cell>
          <table:table-cell office:value-type="float" office:value="0.7083333" calcext:value-type="float">
            <text:p>0.7083333</text:p>
          </table:table-cell>
          <table:table-cell/>
          <table:table-cell office:value-type="string" calcext:value-type="string">
            <text:p>Minimum</text:p>
          </table:table-cell>
          <table:table-cell table:formula="of:=MIN([.D2:.D13])" office:value-type="float" office:value="0.03095238" calcext:value-type="float">
            <text:p>0.03095238</text:p>
          </table:table-cell>
          <table:table-cell table:formula="of:=MIN([.E2:.E13])" office:value-type="float" office:value="0.4166667" calcext:value-type="float">
            <text:p>0.4166667</text:p>
          </table:table-cell>
          <table:table-cell table:formula="of:=MIN([.F2:.F13])" office:value-type="float" office:value="0.2631579" calcext:value-type="float">
            <text:p>0.2631579</text:p>
          </table:table-cell>
          <table:table-cell table:formula="of:=MIN([.G2:.G13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0.6486486" calcext:value-type="float">
            <text:p>0.6486486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D2:.D13])" office:value-type="float" office:value="0.182633388414203" calcext:value-type="float">
            <text:p>0.182633388414203</text:p>
          </table:table-cell>
          <table:table-cell table:formula="of:=STDEV([.E2:.E13])" office:value-type="float" office:value="0.144840243315171" calcext:value-type="float">
            <text:p>0.144840243315171</text:p>
          </table:table-cell>
          <table:table-cell table:formula="of:=STDEV([.F2:.F13])" office:value-type="float" office:value="0.489878211776469" calcext:value-type="float">
            <text:p>0.489878211776469</text:p>
          </table:table-cell>
          <table:table-cell table:formula="of:=STDEV([.G2:.G13])" office:value-type="float" office:value="0.890505227168692" calcext:value-type="float">
            <text:p>0.890505227168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452381" calcext:value-type="float">
            <text:p>0.0452381</text:p>
          </table:table-cell>
          <table:table-cell office:value-type="float" office:value="0.7906977" calcext:value-type="float">
            <text:p>0.7906977</text:p>
          </table:table-cell>
          <table:table-cell office:value-type="float" office:value="1.529412" calcext:value-type="float">
            <text:p>1.529412</text:p>
          </table:table-cell>
          <table:table-cell office:value-type="float" office:value="0.6538461" calcext:value-type="float">
            <text:p>0.653846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333333" calcext:value-type="float">
            <text:p>0.1333333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6666667" calcext:value-type="float">
            <text:p>0.66666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6638889" calcext:value-type="float">
            <text:p>0.6638889</text:p>
          </table:table-cell>
          <table:table-cell office:value-type="float" office:value="0.9803922" calcext:value-type="float">
            <text:p>0.9803922</text:p>
          </table:table-cell>
          <table:table-cell office:value-type="float" office:value="0.9615384" calcext:value-type="float">
            <text:p>0.9615384</text:p>
          </table:table-cell>
          <table:table-cell office:value-type="float" office:value="1.04" calcext:value-type="float">
            <text:p>1.0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102381" calcext:value-type="float">
            <text:p>0.10238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297297" calcext:value-type="float">
            <text:p>0.7297297</text:p>
          </table:table-cell>
          <table:table-cell office:value-type="float" office:value="1.37037" calcext:value-type="float">
            <text:p>1.3703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857143" calcext:value-type="float">
            <text:p>0.3857143</text:p>
          </table:table-cell>
          <table:table-cell office:value-type="float" office:value="0.8688524" calcext:value-type="float">
            <text:p>0.8688524</text:p>
          </table:table-cell>
          <table:table-cell office:value-type="float" office:value="1.301887" calcext:value-type="float">
            <text:p>1.301887</text:p>
          </table:table-cell>
          <table:table-cell office:value-type="float" office:value="0.7681159" calcext:value-type="float">
            <text:p>0.7681159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011905" calcext:value-type="float">
            <text:p>0.2011905</text:p>
          </table:table-cell>
          <table:table-cell office:value-type="float" office:value="0.9230769" calcext:value-type="float">
            <text:p>0.9230769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0.8571429" calcext:value-type="float">
            <text:p>0.857142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Full-Control-Export'.H2:'Full-Control-Export'.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dc:date>2018-05-01T13:17:17.644000000</dc:date>
    <meta:editing-duration>PT12M6S</meta:editing-duration>
    <meta:editing-cycles>2</meta:editing-cycles>
    <meta:document-statistic meta:table-count="1" meta:cell-count="120" meta:object-count="0"/>
  </office:meta>
</office:document-meta>
</file>